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c7ff" officeooo:paragraph-rsid="0011c7ff"/>
    </style:style>
    <style:style style:name="P2" style:family="paragraph" style:parent-style-name="Preformatted_20_Text">
      <style:paragraph-properties>
        <style:tab-stops>
          <style:tab-stop style:position="18.81cm"/>
        </style:tab-stops>
      </style:paragraph-properties>
      <style:text-properties officeooo:rsid="0011c7ff" officeooo:paragraph-rsid="0011c7ff"/>
    </style:style>
    <style:style style:name="P3" style:family="paragraph" style:parent-style-name="Preformatted_20_Text">
      <style:text-properties fo:font-size="20pt" officeooo:rsid="0011c7ff" officeooo:paragraph-rsid="0011c7ff" style:font-size-asian="20pt" style:font-size-complex="20pt"/>
    </style:style>
    <style:style style:name="P4" style:family="paragraph" style:parent-style-name="Preformatted_20_Text">
      <style:paragraph-properties>
        <style:tab-stops>
          <style:tab-stop style:position="18.81cm"/>
        </style:tab-stops>
      </style:paragraph-properties>
      <style:text-properties fo:font-size="20pt" officeooo:rsid="0011c7ff" officeooo:paragraph-rsid="0011c7ff" style:font-size-asian="20pt" style:font-size-complex="20pt"/>
    </style:style>
    <style:style style:name="P5" style:family="paragraph" style:parent-style-name="Preformatted_20_Text">
      <style:paragraph-properties>
        <style:tab-stops>
          <style:tab-stop style:position="18.81cm"/>
        </style:tab-stops>
      </style:paragraph-properties>
      <style:text-properties fo:font-size="20pt" officeooo:rsid="0011c7ff" officeooo:paragraph-rsid="0011c7ff" style:font-size-asian="20pt" style:font-size-complex="20pt"/>
    </style:style>
    <style:style style:name="P6" style:family="paragraph" style:parent-style-name="Preformatted_20_Text">
      <style:paragraph-properties fo:padding="0.074cm" fo:border-left="none" fo:border-right="none" fo:border-top="none" fo:border-bottom="0.06pt solid #000000" style:join-border="false">
        <style:tab-stops>
          <style:tab-stop style:position="18.81cm"/>
        </style:tab-stops>
      </style:paragraph-properties>
      <style:text-properties fo:font-size="20pt" officeooo:rsid="0011c7ff" officeooo:paragraph-rsid="0011c7ff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lés 2 ESO</text:p>
      <text:p text:style-name="P1">Irregular verbs #3</text:p>
      <text:p text:style-name="P1">https://llagosti.wordpress.com/</text:p>
      <text:p text:style-name="P1"/>
      <text:p text:style-name="P3">Infinitive<text:tab/>Past simple<text:tab/>Past participle<text:tab/><text:tab/>Translate</text:p>
      <text:p text:style-name="P3"/>
      <text:p text:style-name="P6">hurt<text:tab/>doldre, fer mal</text:p>
      <text:p text:style-name="P4"/>
      <text:p text:style-name="P6">keep<text:tab/>mantenir</text:p>
      <text:p text:style-name="P4"/>
      <text:p text:style-name="P6">know<text:tab/>conèixer</text:p>
      <text:p text:style-name="P4"/>
      <text:p text:style-name="P6">learn<text:tab/>aprendre</text:p>
      <text:p text:style-name="P4"/>
      <text:p text:style-name="P6">leave<text:tab/>deixar</text:p>
      <text:p text:style-name="P4"/>
      <text:p text:style-name="P6">lend<text:tab/>prestar</text:p>
      <text:p text:style-name="P4"/>
      <text:p text:style-name="P6">let<text:tab/>autoritzar</text:p>
      <text:p text:style-name="P4"/>
      <text:p text:style-name="P6">lose<text:tab/>perdre</text:p>
      <text:p text:style-name="P4"/>
      <text:p text:style-name="P6"><text:soft-page-break/>make<text:tab/>fer</text:p>
      <text:p text:style-name="P4"/>
      <text:p text:style-name="P6">mean<text:tab/>significar</text:p>
      <text:p text:style-name="P4"/>
      <text:p text:style-name="P6">meet<text:tab/>reunir</text:p>
      <text:p text:style-name="P4"/>
      <text:p text:style-name="P6">pay<text:tab/>pagar</text:p>
      <text:p text:style-name="P4"/>
      <text:p text:style-name="P6">read<text:tab/>llegir</text:p>
      <text:p text:style-name="P4"/>
      <text:p text:style-name="P6">ring<text:tab/>tocar</text:p>
      <text:p text:style-name="P4"/>
      <text:p text:style-name="P6">run<text:tab/>córrer</text:p>
      <text:p text:style-name="P4"/>
      <text:p text:style-name="P6">say<text:tab/>dir</text:p>
      <text:p text:style-name="P4"/>
      <text:p text:style-name="P6">see<text:tab/>veure</text:p>
      <text:p text:style-name="P4"/>
      <text:p text:style-name="P6">sell<text:tab/>vendr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19:44:05.883267365</dc:date>
    <meta:editing-duration>PT5M43S</meta:editing-duration>
    <meta:editing-cycles>1</meta:editing-cycles>
    <meta:document-statistic meta:table-count="0" meta:image-count="0" meta:object-count="0" meta:page-count="2" meta:paragraph-count="22" meta:word-count="51" meta:character-count="320" meta:non-whitespace-character-count="290"/>
    <meta:generator>LibreOffice/5.1.4.2$Linux_X86_64 LibreOffice_project/10m0$Build-2</meta:generator>
  </office:meta>
</office:document-meta>
</file>